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5-11-2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5-09-0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5-08-2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5-07-0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5-06-1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4776" calcext:value-type="float">
            <text:p>96.1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5-05-0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5-03-20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2208" calcext:value-type="float">
            <text:p>96.1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5-02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5-01-3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0056" calcext:value-type="float">
            <text:p>96.4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4-12-2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9344" calcext:value-type="float">
            <text:p>96.8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4-11-1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4-10-1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98" calcext:value-type="float">
            <text:p>97.4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4-07-19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4-06-2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548" calcext:value-type="float">
            <text:p>97.1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4-05-2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4-04-3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4-03-1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6024" calcext:value-type="float">
            <text:p>96.9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4-02-2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4-01-0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3-12-2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8024" calcext:value-type="float">
            <text:p>97.7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3-11-0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3-10-1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0944" calcext:value-type="float">
            <text:p>98.2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3-09-1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3-08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3-07-1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7584" calcext:value-type="float">
            <text:p>98.0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3-06-09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3-04-1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3-03-2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3-02-1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3-01-1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2-12-2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2-11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5352" calcext:value-type="float">
            <text:p>97.6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2-10-1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2-09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2-08-3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1048" calcext:value-type="float">
            <text:p>98.3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2-06-2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2-05-1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2-04-2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2-03-0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2-02-1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3056" calcext:value-type="float">
            <text:p>97.6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2-01-2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1-12-2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1-11-0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8104" calcext:value-type="float">
            <text:p>98.3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1-10-0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3552" calcext:value-type="float">
            <text:p>98.5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1-09-0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1-08-1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1-07-1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1-06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1-05-14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1-04-1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1-02-2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0136" calcext:value-type="float">
            <text:p>97.1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1-01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8232" calcext:value-type="float">
            <text:p>97.8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9128" calcext:value-type="float">
            <text:p>98.1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5808" calcext:value-type="float">
            <text:p>98.2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6584" calcext:value-type="float">
            <text:p>97.6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5036" calcext:value-type="float">
            <text:p>98.20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8104" calcext:value-type="float">
            <text:p>98.3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8396" calcext:value-type="float">
            <text:p>98.41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2464" calcext:value-type="float">
            <text:p>98.9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7432" calcext:value-type="float">
            <text:p>99.0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86" calcext:value-type="float">
            <text:p>99.2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2064" calcext:value-type="float">
            <text:p>99.5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9936" calcext:value-type="float">
            <text:p>99.3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2048" calcext:value-type="float">
            <text:p>98.6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9584" calcext:value-type="float">
            <text:p>98.7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3256" calcext:value-type="float">
            <text:p>99.2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4944" calcext:value-type="float">
            <text:p>99.7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2104" calcext:value-type="float">
            <text:p>99.8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4944" calcext:value-type="float">
            <text:p>99.7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1064" calcext:value-type="float">
            <text:p>99.1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2336" calcext:value-type="float">
            <text:p>99.4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4568" calcext:value-type="float">
            <text:p>99.7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156" calcext:value-type="float">
            <text:p>100.1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3632" calcext:value-type="float">
            <text:p>99.1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4" calcext:value-type="float">
            <text:p>99.5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5672" calcext:value-type="float">
            <text:p>100.2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4648" calcext:value-type="float">
            <text:p>100.4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5424" calcext:value-type="float">
            <text:p>99.7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2648" calcext:value-type="float">
            <text:p>99.6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7968" calcext:value-type="float">
            <text:p>100.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6464" calcext:value-type="float">
            <text:p>100.4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888" calcext:value-type="float">
            <text:p>101.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1656" calcext:value-type="float">
            <text:p>101.6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844" calcext:value-type="float">
            <text:p>101.8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3448" calcext:value-type="float">
            <text:p>102.2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184" calcext:value-type="float">
            <text:p>102.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192" calcext:value-type="float">
            <text:p>102.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48" calcext:value-type="float">
            <text:p>103.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136" calcext:value-type="float">
            <text:p>106.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272" calcext:value-type="float">
            <text:p>105.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32" calcext:value-type="float">
            <text:p>105.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512" calcext:value-type="float">
            <text:p>105.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944" calcext:value-type="float">
            <text:p>106.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28" calcext:value-type="float">
            <text:p>106.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7708" calcext:value-type="float">
            <text:p>106.1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232" calcext:value-type="float">
            <text:p>106.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472" calcext:value-type="float">
            <text:p>106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856" calcext:value-type="float">
            <text:p>106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096" calcext:value-type="float">
            <text:p>106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8752" calcext:value-type="float">
            <text:p>105.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552" calcext:value-type="float">
            <text:p>105.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216" calcext:value-type="float">
            <text:p>104.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36" calcext:value-type="float">
            <text:p>105.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648" calcext:value-type="float">
            <text:p>105.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984" calcext:value-type="float">
            <text:p>105.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368" calcext:value-type="float">
            <text:p>105.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992" calcext:value-type="float">
            <text:p>106.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128" calcext:value-type="float">
            <text:p>105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264" calcext:value-type="float">
            <text:p>104.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216" calcext:value-type="float">
            <text:p>104.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46" calcext:value-type="float">
            <text:p>105.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128" calcext:value-type="float">
            <text:p>105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32" calcext:value-type="float">
            <text:p>105.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088" calcext:value-type="float">
            <text:p>106.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136" calcext:value-type="float">
            <text:p>106.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128" calcext:value-type="float">
            <text:p>105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744" calcext:value-type="float">
            <text:p>105.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024" calcext:value-type="float">
            <text:p>104.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36" calcext:value-type="float">
            <text:p>105.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696" calcext:value-type="float">
            <text:p>105.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272" calcext:value-type="float">
            <text:p>105.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3392" calcext:value-type="float">
            <text:p>104.8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322" calcext:value-type="float">
            <text:p>105.77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9248" calcext:value-type="float">
            <text:p>105.4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04512" calcext:value-type="float">
            <text:p>106.2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3152" calcext:value-type="float">
            <text:p>106.7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216" calcext:value-type="float">
            <text:p>104.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36" calcext:value-type="float">
            <text:p>105.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34664" calcext:value-type="float">
            <text:p>105.1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124" calcext:value-type="float">
            <text:p>105.1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4224" calcext:value-type="float">
            <text:p>105.4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7376" calcext:value-type="float">
            <text:p>105.4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9568" calcext:value-type="float">
            <text:p>105.5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2448" calcext:value-type="float">
            <text:p>105.6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696" calcext:value-type="float">
            <text:p>105.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784" calcext:value-type="float">
            <text:p>104.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5856" calcext:value-type="float">
            <text:p>104.7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6128" calcext:value-type="float">
            <text:p>104.6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7944" calcext:value-type="float">
            <text:p>104.7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8632" calcext:value-type="float">
            <text:p>104.8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1256" calcext:value-type="float">
            <text:p>104.7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3224" calcext:value-type="float">
            <text:p>105.0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8172" calcext:value-type="float">
            <text:p>105.00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8656" calcext:value-type="float">
            <text:p>104.3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5648" calcext:value-type="float">
            <text:p>104.6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4096" calcext:value-type="float">
            <text:p>104.6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1784" calcext:value-type="float">
            <text:p>104.9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1624" calcext:value-type="float">
            <text:p>103.6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7872" calcext:value-type="float">
            <text:p>103.8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692" calcext:value-type="float">
            <text:p>103.6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8392" calcext:value-type="float">
            <text:p>102.9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1712" calcext:value-type="float">
            <text:p>102.8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4336" calcext:value-type="float">
            <text:p>104.0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952" calcext:value-type="float">
            <text:p>102.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144" calcext:value-type="float">
            <text:p>102.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2776" calcext:value-type="float">
            <text:p>102.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9" calcext:value-type="float">
            <text:p>102.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4528" calcext:value-type="float">
            <text:p>103.2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8456" calcext:value-type="float">
            <text:p>102.7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4368" calcext:value-type="float">
            <text:p>102.0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7096" calcext:value-type="float">
            <text:p>103.2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8064" calcext:value-type="float">
            <text:p>101.8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5456" calcext:value-type="float">
            <text:p>101.5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9672" calcext:value-type="float">
            <text:p>101.7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3536" calcext:value-type="float">
            <text:p>101.4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3264" calcext:value-type="float">
            <text:p>101.5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6792" calcext:value-type="float">
            <text:p>101.5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508" calcext:value-type="float">
            <text:p>101.6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0048" calcext:value-type="float">
            <text:p>101.7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3848" calcext:value-type="float">
            <text:p>101.6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6624" calcext:value-type="float">
            <text:p>101.7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1112" calcext:value-type="float">
            <text:p>101.8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7312" calcext:value-type="float">
            <text:p>101.9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0232" calcext:value-type="float">
            <text:p>102.4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2364" calcext:value-type="float">
            <text:p>101.97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74" calcext:value-type="float">
            <text:p>101.1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788" calcext:value-type="float">
            <text:p>101.1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7984" calcext:value-type="float">
            <text:p>101.2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0112" calcext:value-type="float">
            <text:p>101.4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7984" calcext:value-type="float">
            <text:p>101.2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9296" calcext:value-type="float">
            <text:p>101.8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6416" calcext:value-type="float">
            <text:p>101.6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0016" calcext:value-type="float">
            <text:p>99.9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6384" calcext:value-type="float">
            <text:p>99.8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4192" calcext:value-type="float">
            <text:p>99.8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1292" calcext:value-type="float">
            <text:p>99.49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9224" calcext:value-type="float">
            <text:p>99.7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62" calcext:value-type="float">
            <text:p>99.1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2816" calcext:value-type="float">
            <text:p>99.4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4112" calcext:value-type="float">
            <text:p>99.1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8104" calcext:value-type="float">
            <text:p>98.3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276" calcext:value-type="float">
            <text:p>98.2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6872" calcext:value-type="float">
            <text:p>98.4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6872" calcext:value-type="float">
            <text:p>98.4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2904" calcext:value-type="float">
            <text:p>98.6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9032" calcext:value-type="float">
            <text:p>96.6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2832" calcext:value-type="float">
            <text:p>96.5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444" calcext:value-type="float">
            <text:p>96.4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0536" calcext:value-type="float">
            <text:p>96.4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4192" calcext:value-type="float">
            <text:p>96.0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6384" calcext:value-type="float">
            <text:p>96.0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6656" calcext:value-type="float">
            <text:p>95.9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388" calcext:value-type="float">
            <text:p>95.8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7408" calcext:value-type="float">
            <text:p>95.8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716" calcext:value-type="float">
            <text:p>95.3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4536" calcext:value-type="float">
            <text:p>94.2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4472" calcext:value-type="float">
            <text:p>94.4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3784" calcext:value-type="float">
            <text:p>94.2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1112" calcext:value-type="float">
            <text:p>94.2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18" calcext:value-type="float">
            <text:p>94.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036" calcext:value-type="float">
            <text:p>94.3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5704" calcext:value-type="float">
            <text:p>94.4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8648" calcext:value-type="float">
            <text:p>94.3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1616" calcext:value-type="float">
            <text:p>93.7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4936" calcext:value-type="float">
            <text:p>93.5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3184" calcext:value-type="float">
            <text:p>93.2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4624" calcext:value-type="float">
            <text:p>93.3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5752" calcext:value-type="float">
            <text:p>93.2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0032" calcext:value-type="float">
            <text:p>93.2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384" calcext:value-type="float">
            <text:p>91.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108" calcext:value-type="float">
            <text:p>93.7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768" calcext:value-type="float">
            <text:p>91.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0184" calcext:value-type="float">
            <text:p>92.1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0936" calcext:value-type="float">
            <text:p>92.0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2984" calcext:value-type="float">
            <text:p>91.6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6136" calcext:value-type="float">
            <text:p>91.7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2984" calcext:value-type="float">
            <text:p>91.6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9392" calcext:value-type="float">
            <text:p>91.9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2336" calcext:value-type="float">
            <text:p>91.8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812" calcext:value-type="float">
            <text:p>91.6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4112" calcext:value-type="float">
            <text:p>91.5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7432" calcext:value-type="float">
            <text:p>91.4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72" calcext:value-type="float">
            <text:p>91.4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8808" calcext:value-type="float">
            <text:p>91.8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4136" calcext:value-type="float">
            <text:p>91.0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1816" calcext:value-type="float">
            <text:p>91.4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9024" calcext:value-type="float">
            <text:p>90.4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5872" calcext:value-type="float">
            <text:p>90.4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5232" calcext:value-type="float">
            <text:p>89.1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4428" calcext:value-type="float">
            <text:p>87.24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3088" calcext:value-type="float">
            <text:p>87.9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4488" calcext:value-type="float">
            <text:p>87.7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3516" calcext:value-type="float">
            <text:p>86.04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3652" calcext:value-type="float">
            <text:p>84.0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672" calcext:value-type="float">
            <text:p>83.4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9276" calcext:value-type="float">
            <text:p>82.5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0536" calcext:value-type="float">
            <text:p>81.2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6304" calcext:value-type="float">
            <text:p>80.1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582" calcext:value-type="float">
            <text:p>80.8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896" calcext:value-type="float">
            <text:p>81.0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1032" calcext:value-type="float">
            <text:p>74.5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1216" calcext:value-type="float">
            <text:p>71.4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2824" calcext:value-type="float">
            <text:p>70.0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8476" calcext:value-type="float">
            <text:p>68.57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5876" calcext:value-type="float">
            <text:p>66.82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8532" calcext:value-type="float">
            <text:p>65.97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7944" calcext:value-type="float">
            <text:p>66.6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1088" calcext:value-type="float">
            <text:p>64.3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352" calcext:value-type="float">
            <text:p>64.1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5168" calcext:value-type="float">
            <text:p>62.6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1492" calcext:value-type="float">
            <text:p>59.18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8190880903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0" meta:object-count="0"/>
    <meta:user-defined meta:name="AppVersion">3.0</meta:user-defined>
  </office:meta>
</office:document-meta>
</file>